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1">
      <style:paragraph-properties fo:text-align="justify" style:justify-single-word="false"/>
      <style:text-properties officeooo:paragraph-rsid="0070b79c"/>
    </style:style>
    <style:style style:name="P5" style:family="paragraph" style:parent-style-name="Text_20_body" style:list-style-name="L1">
      <style:paragraph-properties fo:text-align="justify" style:justify-single-word="false"/>
      <style:text-properties officeooo:paragraph-rsid="00e4909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2">
      <style:paragraph-properties fo:text-align="justify" style:justify-single-word="false"/>
      <style:text-properties officeooo:paragraph-rsid="00e5343d"/>
    </style:style>
    <style:style style:name="P8" style:family="paragraph" style:parent-style-name="Text_20_body">
      <style:paragraph-properties fo:text-align="justify" style:justify-single-word="false"/>
      <style:text-properties officeooo:paragraph-rsid="00e7b7fe"/>
    </style:style>
    <style:style style:name="P9"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10" style:family="paragraph" style:parent-style-name="Text_20_body" style:list-style-name="L4">
      <style:paragraph-properties fo:text-align="justify" style:justify-single-word="false"/>
      <style:text-properties style:font-name="HP Simplified W01 Regular1" fo:font-size="14pt" fo:font-weight="bold" officeooo:rsid="0095bdd0" officeooo:paragraph-rsid="0095bdd0" style:font-size-asian="14pt" style:font-weight-asian="bold" style:font-size-complex="14pt" style:font-weight-complex="bold"/>
    </style:style>
    <style:style style:name="P11" style:family="paragraph" style:parent-style-name="Text_20_body" style:list-style-name="L4">
      <style:paragraph-properties fo:text-align="justify" style:justify-single-word="false"/>
      <style:text-properties style:font-name="HP Simplified W01 Regular1" fo:font-size="14pt" fo:font-weight="bold" officeooo:rsid="00a35895" officeooo:paragraph-rsid="00a35895" style:font-size-asian="12.25pt" style:font-weight-asian="bold" style:font-size-complex="14pt" style:font-weight-complex="bold"/>
    </style:style>
    <style:style style:name="P12" style:family="paragraph" style:parent-style-name="Text_20_body" style:list-style-name="L4">
      <style:paragraph-properties fo:text-align="justify" style:justify-single-word="false"/>
      <style:text-properties style:font-name="HP Simplified W01 Regular1" fo:font-size="12pt" fo:font-weight="normal" officeooo:rsid="00988594" officeooo:paragraph-rsid="00988594" style:font-size-asian="10.5pt" style:font-weight-asian="normal" style:font-size-complex="12pt" style:font-weight-complex="normal"/>
    </style:style>
    <style:style style:name="P13" style:family="paragraph" style:parent-style-name="Text_20_body" style:list-style-name="L4">
      <style:paragraph-properties fo:text-align="justify" style:justify-single-word="false"/>
      <style:text-properties style:font-name="HP Simplified W01 Regular1" fo:font-size="12pt" fo:font-weight="normal" officeooo:rsid="009c2380" officeooo:paragraph-rsid="009c2380" style:font-size-asian="10.5pt" style:font-weight-asian="normal" style:font-size-complex="12pt" style:font-weight-complex="normal"/>
    </style:style>
    <style:style style:name="P14" style:family="paragraph" style:parent-style-name="Text_20_body" style:list-style-name="L4">
      <style:paragraph-properties fo:text-align="justify" style:justify-single-word="false"/>
      <style:text-properties style:font-name="HP Simplified W01 Regular1" fo:font-size="12pt" fo:font-weight="normal" officeooo:rsid="00a021f4" officeooo:paragraph-rsid="00a021f4" style:font-size-asian="10.5pt" style:font-weight-asian="normal" style:font-size-complex="12pt" style:font-weight-complex="normal"/>
    </style:style>
    <style:style style:name="P15" style:family="paragraph" style:parent-style-name="Text_20_body" style:list-style-name="L4">
      <style:paragraph-properties fo:text-align="justify" style:justify-single-word="false"/>
      <style:text-properties style:font-name="HP Simplified W01 Regular1" fo:font-size="12pt" fo:font-weight="normal" officeooo:rsid="00a0fd70" officeooo:paragraph-rsid="00a0fd70" style:font-size-asian="10.5pt" style:font-weight-asian="normal" style:font-size-complex="12pt" style:font-weight-complex="normal"/>
    </style:style>
    <style:style style:name="P16" style:family="paragraph" style:parent-style-name="Text_20_body" style:list-style-name="L4">
      <style:paragraph-properties fo:text-align="justify" style:justify-single-word="false"/>
      <style:text-properties style:font-name="HP Simplified W01 Regular1" fo:font-size="12pt" fo:font-weight="normal" officeooo:rsid="00a644b1" officeooo:paragraph-rsid="00eba6e6" style:font-size-asian="12.25pt" style:font-weight-asian="normal" style:font-size-complex="14pt" style:font-weight-complex="normal"/>
    </style:style>
    <style:style style:name="P17" style:family="paragraph" style:parent-style-name="Text_20_body" style:list-style-name="L4">
      <style:paragraph-properties fo:text-align="justify" style:justify-single-word="false"/>
      <style:text-properties style:font-name="HP Simplified W01 Regular1" fo:font-size="12pt" fo:font-weight="normal" officeooo:rsid="00a723dc" officeooo:paragraph-rsid="00a723dc" style:font-size-asian="12.25pt" style:font-weight-asian="normal" style:font-size-complex="14pt" style:font-weight-complex="normal"/>
    </style:style>
    <style:style style:name="P18" style:family="paragraph" style:parent-style-name="Text_20_body" style:list-style-name="L4">
      <style:paragraph-properties fo:text-align="justify" style:justify-single-word="false"/>
      <style:text-properties style:font-name="HP Simplified W01 Regular1" fo:font-size="12pt" fo:font-weight="normal" officeooo:rsid="00b3f11a" officeooo:paragraph-rsid="00b3f11a" style:font-size-asian="12.25pt" style:font-weight-asian="normal" style:font-size-complex="14pt" style:font-weight-complex="normal"/>
    </style:style>
    <style:style style:name="P19" style:family="paragraph" style:parent-style-name="Text_20_body" style:list-style-name="L4">
      <style:paragraph-properties fo:text-align="justify" style:justify-single-word="false"/>
      <style:text-properties style:font-name="HP Simplified W01 Regular1" fo:font-size="12pt" fo:font-weight="normal" officeooo:rsid="00b61609" officeooo:paragraph-rsid="00b61609" style:font-size-asian="12.25pt" style:font-weight-asian="normal" style:font-size-complex="14pt" style:font-weight-complex="normal"/>
    </style:style>
    <style:style style:name="P20" style:family="paragraph" style:parent-style-name="Text_20_body" style:list-style-name="L1">
      <style:paragraph-properties fo:text-align="justify" style:justify-single-word="false"/>
      <style:text-properties fo:font-weight="bold" style:font-weight-asian="bold" style:font-weight-complex="bold"/>
    </style:style>
    <style:style style:name="P21"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22" style:family="paragraph" style:parent-style-name="Text_20_body" style:list-style-name="L4">
      <style:paragraph-properties fo:text-align="justify" style:justify-single-word="false"/>
      <style:text-properties style:font-name="HP Simplified W01 Bold1" fo:font-size="14pt" fo:font-weight="normal" officeooo:rsid="00b628ac" officeooo:paragraph-rsid="00b628ac" style:font-size-asian="12.25pt" style:font-weight-asian="normal" style:font-size-complex="14pt" style:font-weight-complex="normal"/>
    </style:style>
    <style:style style:name="P23" style:family="paragraph" style:parent-style-name="Text_20_body" style:list-style-name="L6">
      <style:paragraph-properties fo:text-align="justify" style:justify-single-word="false"/>
      <style:text-properties style:font-name="HP Simplified W01 Bold1" fo:font-size="14pt" fo:font-weight="bold" officeooo:rsid="00fea3e8" officeooo:paragraph-rsid="00fea3e8" style:font-size-asian="12.25pt" style:font-weight-asian="bold" style:font-size-complex="14pt" style:font-weight-complex="bold"/>
    </style:style>
    <style:style style:name="P24" style:family="paragraph" style:parent-style-name="Text_20_body" style:list-style-name="L4">
      <style:paragraph-properties fo:text-align="justify" style:justify-single-word="false"/>
      <style:text-properties style:font-name="HP Simplified W01 Regular1" fo:font-size="14pt" fo:font-weight="normal" officeooo:rsid="00b6c5d5" officeooo:paragraph-rsid="00b6c5d5" style:font-size-asian="12.25pt" style:font-weight-asian="normal" style:font-size-complex="14pt" style:font-weight-complex="normal"/>
    </style:style>
    <style:style style:name="P25" style:family="paragraph" style:parent-style-name="Text_20_body" style:list-style-name="L4">
      <style:paragraph-properties fo:text-align="justify" style:justify-single-word="false"/>
      <style:text-properties style:font-name="HP Simplified W01 Regular1" fo:font-size="14pt" fo:font-weight="bold" officeooo:rsid="00be23d3" officeooo:paragraph-rsid="00be23d3" style:font-size-asian="12.25pt" style:font-weight-asian="bold" style:font-size-complex="14pt" style:font-weight-complex="bold"/>
    </style:style>
    <style:style style:name="P26" style:family="paragraph" style:parent-style-name="Text_20_body" style:list-style-name="L4">
      <style:paragraph-properties fo:text-align="justify" style:justify-single-word="false"/>
      <style:text-properties style:font-name="HP Simplified W01 Regular1" fo:font-size="14pt" fo:font-weight="bold" officeooo:rsid="00c7f06a" officeooo:paragraph-rsid="00c7f06a" style:font-size-asian="12.25pt" style:font-weight-asian="bold" style:font-size-complex="14pt" style:font-weight-complex="bold"/>
    </style:style>
    <style:style style:name="P27" style:family="paragraph" style:parent-style-name="Text_20_body" style:list-style-name="L4">
      <style:paragraph-properties fo:text-align="justify" style:justify-single-word="false"/>
      <style:text-properties style:font-name="HP Simplified W01 Regular1" fo:font-size="14pt" fo:font-weight="bold" officeooo:rsid="00d28aa7" officeooo:paragraph-rsid="00d28aa7" style:font-size-asian="12.25pt" style:font-weight-asian="bold" style:font-size-complex="14pt" style:font-weight-complex="bold"/>
    </style:style>
    <style:style style:name="P28" style:family="paragraph" style:parent-style-name="Text_20_body" style:list-style-name="L4">
      <style:paragraph-properties fo:text-align="justify" style:justify-single-word="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29" style:family="paragraph" style:parent-style-name="Text_20_body" style:list-style-name="L6">
      <style:paragraph-properties fo:text-align="justify" style:justify-single-word="false"/>
      <style:text-properties style:font-name="HP Simplified W01 Regular1" fo:font-size="12pt" fo:font-weight="normal" officeooo:rsid="00f192af" officeooo:paragraph-rsid="00f192af" style:font-size-asian="10.5pt" style:font-weight-asian="normal" style:font-size-complex="12pt" style:font-weight-complex="normal"/>
    </style:style>
    <style:style style:name="P30" style:family="paragraph" style:parent-style-name="Text_20_body" style:list-style-name="L6">
      <style:paragraph-properties fo:text-align="start" style:justify-single-word="false"/>
      <style:text-properties officeooo:paragraph-rsid="00fea3e8"/>
    </style:style>
    <style:style style:name="P31" style:family="paragraph" style:parent-style-name="Text_20_body" style:list-style-name="L2">
      <style:paragraph-properties fo:margin-left="0cm" fo:margin-right="0cm" fo:text-align="justify" style:justify-single-word="false" fo:text-indent="0cm" style:auto-text-indent="false"/>
    </style:style>
    <style:style style:name="P32" style:family="paragraph" style:parent-style-name="Text_20_body">
      <style:paragraph-properties fo:margin-left="0cm" fo:margin-right="0cm" fo:margin-top="0cm" fo:margin-bottom="0cm" loext:contextual-spacing="false" fo:text-indent="0cm" style:auto-text-indent="false" fo:padding="0cm" fo:border="none"/>
    </style:style>
    <style:style style:name="P33"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34"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b6034" officeooo:paragraph-rsid="00db6034" style:font-size-asian="12.25pt" style:font-weight-asian="bold" style:font-size-complex="14pt" style:font-weight-complex="bold"/>
    </style:style>
    <style:style style:name="P35" style:family="paragraph" style:parent-style-name="Text_20_body">
      <style:paragraph-properties fo:margin-left="1.251cm" fo:margin-right="0cm" fo:margin-top="0cm" fo:margin-bottom="0cm" loext:contextual-spacing="false" fo:text-indent="0cm" style:auto-text-indent="false" fo:padding="0cm" fo:border="none"/>
    </style:style>
    <style:style style:name="P36" style:family="paragraph" style:parent-style-name="Text_20_body" style:list-style-name="L6">
      <style:paragraph-properties fo:text-align="justify" style:justify-single-word="false" fo:break-before="page"/>
      <style:text-properties style:font-name="HP Simplified W01 Bold1" fo:font-size="14pt" fo:font-weight="bold" officeooo:rsid="00e0a6c6" officeooo:paragraph-rsid="00e0a6c6" style:font-size-asian="12.25pt" style:font-weight-asian="bold" style:font-size-complex="14pt" style:font-weight-complex="bold"/>
    </style:style>
    <style:style style:name="P37" style:family="paragraph" style:parent-style-name="Text_20_body" style:list-style-name="L1">
      <style:paragraph-properties fo:text-align="justify" style:justify-single-word="false" fo:break-before="page"/>
      <style:text-properties officeooo:paragraph-rsid="00e4909e"/>
    </style:style>
    <style:style style:name="P38" style:family="paragraph" style:parent-style-name="Text_20_body" style:list-style-name="L2">
      <style:paragraph-properties fo:text-align="justify" style:justify-single-word="false" fo:break-before="page"/>
      <style:text-properties officeooo:paragraph-rsid="00e5343d"/>
    </style:style>
    <style:style style:name="P39" style:family="paragraph" style:parent-style-name="Text_20_body">
      <style:paragraph-properties fo:text-align="justify" style:justify-single-word="false" fo:break-before="page"/>
      <style:text-properties officeooo:paragraph-rsid="00e7b7fe"/>
    </style:style>
    <style:style style:name="P40" style:family="paragraph" style:parent-style-name="Text_20_body" style:list-style-name="L4">
      <style:paragraph-properties fo:text-align="justify" style:justify-single-word="false" fo:break-before="page"/>
      <style:text-properties style:font-name="HP Simplified W01 Regular1" fo:font-size="12pt" fo:font-weight="normal" officeooo:rsid="00a644b1" officeooo:paragraph-rsid="00eba6e6" style:font-size-asian="12.25pt" style:font-weight-asian="normal" style:font-size-complex="14pt" style:font-weight-complex="normal"/>
    </style:style>
    <style:style style:name="P41" style:family="paragraph" style:parent-style-name="Text_20_body" style:list-style-name="L6">
      <style:paragraph-properties fo:margin-top="0cm" fo:margin-bottom="0cm" loext:contextual-spacing="false" fo:padding="0cm" fo:border="none"/>
    </style:style>
    <style:style style:name="T1" style:family="text">
      <style:text-properties fo:font-weight="bold" style:font-weight-asian="bold" style:font-weight-complex="bold"/>
    </style:style>
    <style:style style:name="T2" style:family="text">
      <style:text-properties fo:font-weight="bold" officeooo:rsid="00f261e9" style:font-weight-asian="bold" style:font-weight-complex="bold"/>
    </style:style>
    <style:style style:name="T3" style:family="text">
      <style:text-properties style:font-name="HP Simplified W01 Regular1" fo:font-size="12pt" fo:font-weight="bold" style:font-size-asian="12pt" style:font-weight-asian="bold" style:font-size-complex="12pt" style:font-weight-complex="bold"/>
    </style:style>
    <style:style style:name="T4" style:family="text">
      <style:text-properties style:font-name="HP Simplified W01 Regular1" fo:font-size="12pt" fo:font-weight="normal" style:font-size-asian="12pt" style:font-weight-asian="normal" style:font-size-complex="12pt" style:font-weight-complex="normal"/>
    </style:style>
    <style:style style:name="T5" style:family="text">
      <style:text-properties style:font-name="HP Simplified W01 Regular1" fo:font-size="14pt" fo:font-weight="bold" style:font-size-asian="14pt" style:font-weight-asian="bold" style:font-size-complex="14pt" style:font-weight-complex="bold"/>
    </style:style>
    <style:style style:name="T6" style:family="text">
      <style:text-properties officeooo:rsid="00974eda"/>
    </style:style>
    <style:style style:name="T7" style:family="text">
      <style:text-properties officeooo:rsid="009888cd"/>
    </style:style>
    <style:style style:name="T8" style:family="text">
      <style:text-properties officeooo:rsid="009c5a5a"/>
    </style:style>
    <style:style style:name="T9" style:family="text">
      <style:text-properties officeooo:rsid="00a1b549"/>
    </style:style>
    <style:style style:name="T10" style:family="text">
      <style:text-properties officeooo:rsid="00a6baca"/>
    </style:style>
    <style:style style:name="T11" style:family="text">
      <style:text-properties officeooo:rsid="00a83464"/>
    </style:style>
    <style:style style:name="T12" style:family="text">
      <style:text-properties officeooo:rsid="00b40f6a"/>
    </style:style>
    <style:style style:name="T13" style:family="text">
      <style:text-properties fo:font-size="12pt" style:font-size-asian="10.5pt" style:font-size-complex="12pt"/>
    </style:style>
    <style:style style:name="T14" style:family="text">
      <style:text-properties fo:font-size="12pt" officeooo:rsid="00b7b05c" style:font-size-asian="10.5pt" style:font-size-complex="12pt"/>
    </style:style>
    <style:style style:name="T15" style:family="text">
      <style:text-properties fo:font-size="12pt" officeooo:rsid="00b9b3df" style:font-size-asian="10.5pt" style:font-size-complex="12pt"/>
    </style:style>
    <style:style style:name="T16" style:family="text">
      <style:text-properties fo:font-size="12pt" officeooo:rsid="00babdb0" style:font-size-asian="10.5pt" style:font-size-complex="12pt"/>
    </style:style>
    <style:style style:name="T17" style:family="text">
      <style:text-properties fo:font-size="12pt" officeooo:rsid="00bb0ca7" style:font-size-asian="10.5pt" style:font-size-complex="12pt"/>
    </style:style>
    <style:style style:name="T18" style:family="text">
      <style:text-properties fo:font-size="12pt" officeooo:rsid="00bc67eb" style:font-size-asian="10.5pt" style:font-size-complex="12pt"/>
    </style:style>
    <style:style style:name="T19" style:family="text">
      <style:text-properties fo:font-size="12pt" officeooo:rsid="00bd8e05" style:font-size-asian="10.5pt" style:font-size-complex="12pt"/>
    </style:style>
    <style:style style:name="T20" style:family="text">
      <style:text-properties fo:font-size="12pt" officeooo:rsid="00c65240" style:font-size-asian="10.5pt" style:font-size-complex="12pt"/>
    </style:style>
    <style:style style:name="T21" style:family="text">
      <style:text-properties fo:font-size="12pt" officeooo:rsid="00cfaf24" style:font-size-asian="10.5pt" style:font-size-complex="12pt"/>
    </style:style>
    <style:style style:name="T22" style:family="text">
      <style:text-properties fo:font-size="12pt" officeooo:rsid="00d458dd" style:font-size-asian="10.5pt" style:font-size-complex="12pt"/>
    </style:style>
    <style:style style:name="T23" style:family="text">
      <style:text-properties fo:font-size="12pt" officeooo:rsid="00d7f321" style:font-size-asian="10.5pt" style:font-size-complex="12pt"/>
    </style:style>
    <style:style style:name="T24" style:family="text">
      <style:text-properties fo:font-size="12pt" officeooo:rsid="00d944db" style:font-size-asian="10.5pt" style:font-size-complex="12pt"/>
    </style:style>
    <style:style style:name="T25" style:family="text">
      <style:text-properties fo:font-size="12pt" fo:font-weight="bold" officeooo:rsid="00b7b05c" style:font-size-asian="10.5pt" style:font-weight-asian="bold" style:font-size-complex="12pt" style:font-weight-complex="bold"/>
    </style:style>
    <style:style style:name="T26" style:family="text">
      <style:text-properties fo:font-size="12pt" fo:font-weight="bold" officeooo:rsid="00bd8e05" style:font-size-asian="10.5pt" style:font-weight-asian="bold" style:font-size-complex="12pt" style:font-weight-complex="bold"/>
    </style:style>
    <style:style style:name="T27" style:family="text">
      <style:text-properties fo:font-size="12pt" fo:font-weight="bold" officeooo:rsid="00be0333" style:font-size-asian="10.5pt" style:font-weight-asian="bold" style:font-size-complex="12pt" style:font-weight-complex="bold"/>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bf951d" style:font-size-asian="10.5pt" style:font-weight-asian="normal" style:font-size-complex="12pt" style:font-weight-complex="normal"/>
    </style:style>
    <style:style style:name="T30" style:family="text">
      <style:text-properties fo:font-size="12pt" fo:font-weight="normal" officeooo:rsid="00c03e06" style:font-size-asian="10.5pt" style:font-weight-asian="normal" style:font-size-complex="12pt" style:font-weight-complex="normal"/>
    </style:style>
    <style:style style:name="T31" style:family="text">
      <style:text-properties fo:font-size="12pt" fo:font-weight="normal" officeooo:rsid="00c12a18" style:font-size-asian="10.5pt" style:font-weight-asian="normal" style:font-size-complex="12pt" style:font-weight-complex="normal"/>
    </style:style>
    <style:style style:name="T32" style:family="text">
      <style:text-properties fo:font-size="12pt" fo:font-weight="normal" officeooo:rsid="00c2fd06" style:font-size-asian="10.5pt" style:font-weight-asian="normal" style:font-size-complex="12pt" style:font-weight-complex="normal"/>
    </style:style>
    <style:style style:name="T33" style:family="text">
      <style:text-properties fo:font-size="12pt" fo:font-weight="normal" officeooo:rsid="00c4a8a0" style:font-size-asian="10.5pt" style:font-weight-asian="normal" style:font-size-complex="12pt" style:font-weight-complex="normal"/>
    </style:style>
    <style:style style:name="T34" style:family="text">
      <style:text-properties fo:font-size="12pt" fo:font-weight="normal" officeooo:rsid="00c62e6d" style:font-size-asian="10.5pt" style:font-weight-asian="normal" style:font-size-complex="12pt" style:font-weight-complex="normal"/>
    </style:style>
    <style:style style:name="T35" style:family="text">
      <style:text-properties fo:font-size="12pt" fo:font-weight="normal" officeooo:rsid="00c9dc6c" style:font-size-asian="10.5pt" style:font-weight-asian="normal" style:font-size-complex="12pt" style:font-weight-complex="normal"/>
    </style:style>
    <style:style style:name="T36" style:family="text">
      <style:text-properties fo:font-size="12pt" fo:font-weight="normal" officeooo:rsid="00cb44a7" style:font-size-asian="10.5pt" style:font-weight-asian="normal" style:font-size-complex="12pt" style:font-weight-complex="normal"/>
    </style:style>
    <style:style style:name="T37" style:family="text">
      <style:text-properties fo:font-size="12pt" fo:font-weight="normal" officeooo:rsid="00cd114e" style:font-size-asian="10.5pt" style:font-weight-asian="normal" style:font-size-complex="12pt" style:font-weight-complex="normal"/>
    </style:style>
    <style:style style:name="T38" style:family="text">
      <style:text-properties fo:font-size="12pt" fo:font-weight="normal" officeooo:rsid="00cd2001" style:font-size-asian="10.5pt" style:font-weight-asian="normal" style:font-size-complex="12pt" style:font-weight-complex="normal"/>
    </style:style>
    <style:style style:name="T39" style:family="text">
      <style:text-properties fo:font-size="12pt" fo:font-weight="normal" officeooo:rsid="00ce40c1" style:font-size-asian="10.5pt" style:font-weight-asian="normal" style:font-size-complex="12pt" style:font-weight-complex="normal"/>
    </style:style>
    <style:style style:name="T40" style:family="text">
      <style:text-properties fo:font-size="12pt" fo:font-weight="normal" officeooo:rsid="00cfaf24" style:font-size-asian="10.5pt" style:font-weight-asian="normal" style:font-size-complex="12pt" style:font-weight-complex="normal"/>
    </style:style>
    <style:style style:name="T41" style:family="text">
      <style:text-properties fo:font-size="12pt" fo:font-weight="normal" officeooo:rsid="00d61337" style:font-size-asian="10.5pt" style:font-weight-asian="normal" style:font-size-complex="12pt" style:font-weight-complex="normal"/>
    </style:style>
    <style:style style:name="T42" style:family="text">
      <style:text-properties fo:font-size="12pt" fo:font-weight="normal" officeooo:rsid="00d6e950" style:font-size-asian="10.5pt" style:font-weight-asian="normal" style:font-size-complex="12pt" style:font-weight-complex="normal"/>
    </style:style>
    <style:style style:name="T43" style:family="text">
      <style:text-properties fo:font-size="12pt" fo:font-weight="normal" officeooo:rsid="00d7f321" style:font-size-asian="10.5pt" style:font-weight-asian="normal" style:font-size-complex="12pt" style:font-weight-complex="normal"/>
    </style:style>
    <style:style style:name="T44" style:family="text">
      <style:text-properties fo:font-size="12pt" fo:font-weight="normal" officeooo:rsid="00d944db" style:font-size-asian="10.5pt" style:font-weight-asian="normal" style:font-size-complex="12pt" style:font-weight-complex="normal"/>
    </style:style>
    <style:style style:name="T45" style:family="text">
      <style:text-properties fo:font-size="12pt" fo:font-weight="normal" officeooo:rsid="00da0b93" style:font-size-asian="10.5pt" style:font-weight-asian="normal" style:font-size-complex="12pt" style:font-weight-complex="normal"/>
    </style:style>
    <style:style style:name="T46" style:family="text">
      <style:text-properties fo:font-size="12pt" fo:font-weight="normal" officeooo:rsid="00dce55a" style:font-size-asian="10.5pt" style:font-weight-asian="normal" style:font-size-complex="12pt" style:font-weight-complex="normal"/>
    </style:style>
    <style:style style:name="T47" style:family="text">
      <style:text-properties fo:font-size="12pt" fo:font-weight="normal" officeooo:rsid="00dd3b60" style:font-size-asian="10.5pt" style:font-weight-asian="normal" style:font-size-complex="12pt" style:font-weight-complex="normal"/>
    </style:style>
    <style:style style:name="T48" style:family="text">
      <style:text-properties fo:font-size="12pt" fo:font-weight="normal" officeooo:rsid="00dec6ea" style:font-size-asian="10.5pt" style:font-weight-asian="normal" style:font-size-complex="12pt" style:font-weight-complex="normal"/>
    </style:style>
    <style:style style:name="T49" style:family="text">
      <style:text-properties officeooo:rsid="00f261e9"/>
    </style:style>
    <style:style style:name="T50" style:family="text">
      <style:text-properties style:text-underline-style="solid" style:text-underline-type="double" style:text-underline-width="auto" style:text-underline-color="font-color" fo:font-weight="bold" officeooo:rsid="00f261e9" style:font-weight-asian="bold" style:font-weight-complex="bold"/>
    </style:style>
    <style:style style:name="T51" style:family="text">
      <style:text-properties style:text-underline-style="none" fo:font-weight="bold" officeooo:rsid="00f261e9" style:font-weight-asian="bold" style:font-weight-complex="bold"/>
    </style:style>
    <style:style style:name="T52" style:family="text">
      <style:text-properties fo:font-variant="normal" fo:text-transform="none" fo:color="#000000" style:font-name="Arial" fo:font-size="14pt" fo:letter-spacing="normal" fo:font-style="normal" fo:font-weight="normal"/>
    </style:style>
    <style:style style:name="T53" style:family="text">
      <style:text-properties fo:font-variant="normal" fo:text-transform="none" fo:color="#000000" style:font-name="Arial" fo:font-size="14pt" fo:letter-spacing="normal" fo:font-style="normal" fo:font-weight="normal" fo:padding="0cm" fo:border="none"/>
    </style:style>
    <style:style style:name="T54" style:family="text">
      <style:text-properties fo:font-variant="normal" fo:text-transform="none" fo:color="#000000" fo:letter-spacing="normal" fo:font-style="normal"/>
    </style:style>
    <style:style style:name="T55" style:family="text">
      <style:text-properties fo:font-variant="normal" fo:text-transform="none" fo:color="#000000" fo:letter-spacing="normal" fo:font-style="normal" fo:font-weight="normal"/>
    </style:style>
    <style:style style:name="T56" style:family="text">
      <style:text-properties fo:font-variant="normal" fo:text-transform="none" fo:color="#000000" fo:letter-spacing="normal" fo:font-style="normal" fo:font-weight="normal" fo:padding="0cm" fo:border="none"/>
    </style:style>
    <style:style style:name="T57" style:family="text">
      <style:text-properties fo:font-variant="normal" fo:text-transform="none" fo:color="#000000" fo:letter-spacing="normal" fo:font-style="normal" fo:font-weight="normal" style:font-size-asian="12pt"/>
    </style:style>
    <style:style style:name="T58" style:family="text">
      <style:text-properties fo:font-variant="normal" fo:text-transform="none" fo:color="#000000" fo:letter-spacing="normal" fo:font-style="normal" fo:font-weight="normal" style:font-size-asian="12pt" fo:padding="0cm" fo:border="none"/>
    </style:style>
    <style:style style:name="T59" style:family="text">
      <style:text-properties fo:font-variant="normal" fo:text-transform="none" fo:color="#000000" fo:font-size="14pt" fo:letter-spacing="normal" fo:font-style="normal" fo:font-weight="normal"/>
    </style:style>
    <style:style style:name="T60" style:family="text">
      <style:text-properties fo:font-variant="normal" fo:text-transform="none" fo:color="#000000" fo:font-size="14pt" fo:letter-spacing="normal" fo:font-style="normal" fo:font-weight="normal" fo:padding="0cm" fo:border="none"/>
    </style:style>
    <style:style style:name="T61" style:family="text">
      <style:text-properties fo:font-variant="normal" fo:text-transform="none" fo:color="#000000" style:font-name="HP Simplified W01 Regular1" fo:font-size="14pt" fo:letter-spacing="normal" fo:font-style="normal" fo:font-weight="normal"/>
    </style:style>
    <style:style style:name="T62" style:family="text">
      <style:text-properties fo:font-variant="normal" fo:text-transform="none" fo:color="#000000" style:font-name="HP Simplified W01 Regular1" fo:font-size="14pt" fo:letter-spacing="normal" fo:font-style="normal" fo:font-weight="normal" fo:padding="0cm" fo:border="none"/>
    </style:style>
    <style:style style:name="T63" style:family="text">
      <style:text-properties fo:font-variant="normal" fo:text-transform="none" fo:color="#000000" style:font-name="HP Simplified W01 Regular1" fo:letter-spacing="normal" fo:font-style="normal" fo:font-weight="normal"/>
    </style:style>
    <style:style style:name="T64" style:family="text">
      <style:text-properties fo:font-variant="normal" fo:text-transform="none" fo:color="#000000" style:font-name="HP Simplified W01 Regular1" fo:letter-spacing="normal" fo:font-style="normal" fo:font-weight="normal" fo:padding="0cm" fo:border="none"/>
    </style:style>
    <style:style style:name="T65"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fo:padding="0cm" fo:border="none"/>
    </style:style>
    <style:style style:name="T67" style:family="text">
      <style:text-properties fo:font-variant="normal" fo:text-transform="none" fo:color="#000000" style:font-name="HP Simplified W01 Regular1" fo:font-size="12pt" fo:letter-spacing="normal" fo:font-style="normal" fo:font-weight="normal" officeooo:rsid="00fea3e8" style:font-size-asian="12pt" style:font-weight-asian="bold" style:font-size-complex="12pt" style:font-weight-complex="bold"/>
    </style:style>
    <style:style style:name="T68"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fo:padding="0cm" fo:border="none"/>
    </style:style>
    <style:style style:name="T69" style:family="text">
      <style:text-properties fo:font-variant="normal" fo:text-transform="none" fo:color="#000000" style:font-name="HP Simplified W01 Regular1" fo:font-size="12pt" fo:letter-spacing="normal" fo:font-style="normal" fo:font-weight="bold" officeooo:rsid="00fea3e8" style:font-size-asian="12pt" style:font-weight-asian="bold" style:font-size-complex="12pt" style:font-weight-complex="bold" fo:padding="0cm" fo:border="none"/>
    </style:style>
    <style:style style:name="T70" style:family="text">
      <style:text-properties fo:font-variant="normal" fo:text-transform="none" fo:color="#000000" style:font-name="HP Simplified W01 Regular1" fo:font-size="12pt" fo:letter-spacing="normal" fo:font-style="normal" style:text-underline-style="solid" style:text-underline-type="double" style:text-underline-width="auto" style:text-underline-color="font-color" fo:font-weight="bold" style:font-size-asian="12pt" style:font-weight-asian="bold" style:font-size-complex="12pt" style:font-weight-complex="bold" fo:padding="0cm" fo:border="none"/>
    </style:style>
    <style:style style:name="T71" style:family="text">
      <style:text-properties fo:font-variant="normal" fo:text-transform="none" fo:color="#000000" style:font-name="HP Simplified W01 Regular1" fo:font-size="12pt" fo:letter-spacing="normal" fo:font-style="normal" style:text-underline-style="none" fo:font-weight="bold" style:font-size-asian="12pt" style:font-weight-asian="bold" style:font-size-complex="12pt" style:font-weight-complex="bold" fo:padding="0cm" fo: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71834978817754694" text:style-name="L1">
        <text:list-header>
          <text:p text:style-name="P2">Miscellaneous News</text:p>
          <text:p text:style-name="P3"/>
        </text:list-header>
        <text:list-item>
          <text:p text:style-name="P9">Explained: How Pak Taliban grew and grew</text:p>
          <text:p text:style-name="P3"><text:span text:style-name="Strong_20_Emphasis"><text:span text:style-name="T1">Who are the Pakistani Taliban?</text:span></text:span></text:p>
          <text:p text:style-name="P3">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3"><text:span text:style-name="T1">What relationship do the Pakistani Taliban have to the Afghan Taliban? </text:span></text:p>
          <text:p text:style-name="P3">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20">What is the state of the Pakistani Taliban’s leadership?</text:p>
          <text:p text:style-name="P3">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3"/>
        </text:list-item>
        <text:list-item>
          <text:p text:style-name="P9">Explained: Explained: Dammed if you do</text:p>
          <text:p text:style-name="P4"><text:span text:style-name="Strong_20_Emphasis"><text:span text:style-name="T3">How did the Supreme Court start examining the link between hydropower projects and the 2013 natural disaster in Uttarakhand?</text:span></text:span></text:p>
          <text:p text:style-name="P5"><text:span text:style-name="T4">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5"> </text:span><text:span text:style-name="T4">and the government of Uttarakhand not to grant any environmental or forest clearances</text:span></text:p>
          <text:p text:style-name="P37"><text:span text:style-name="T4"><text:s/>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span></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573260311103785439" text:style-name="L2">
        <text:list-header>
          <text:p text:style-name="P6"><text:span text:style-name="Strong_20_Emphasis">What and where are these 24 projects mentioned in the WII report?</text:span></text:p>
          <text:p text:style-name="P6">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6"><text:span text:style-name="Strong_20_Emphasis">What happened after the Supreme Court order?</text:span></text:p>
          <text:p text:style-name="P6">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6"><text:span text:style-name="Strong_20_Emphasis">Was the report unanimous?</text:span></text:p>
          <text:p text:style-name="P7">Two members, A B Pandya, chairman of the Central Water Commission, and S D Dubey, chief engineer, Central Electricity Authority, submitted a separate report to MoEF,</text:p>
          <text:p text:style-name="P38">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6"><text:span text:style-name="Strong_20_Emphasis">What line has the Centre taken?</text:span></text:p>
          <text:p text:style-name="P6">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31"><text:span text:style-name="Strong_20_Emphasis"><text:s/><text:tab/>What is the Uttarakhand government’s position?</text:span></text:p>
                    </text:list-header>
                  </text:list>
                </text:list-item>
              </text:list>
            </text:list-item>
          </text:list>
          <text:p text:style-name="P6">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6"/>
        </text:list-header>
      </text:list>
      <text:list xml:id="list113311126884299097" text:style-name="L3">
        <text:list-item>
          <text:p text:style-name="P21">Explained: The law &amp; political stakes</text:p>
        </text:list-item>
      </text:list>
      <text:list xml:id="list135815818171654" text:continue-list="list4573260311103785439" text:style-name="L2">
        <text:list-header>
          <text:p text:style-name="P6">The Santhal Pargana Tenancy Act that protects the land rights of Jharkhand’s Santhal tribe has become a much talked-about issue in these Assembly polls, with JMM and Congress pointing finger at BJP</text:p>
          <text:p text:style-name="P6"><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8">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text:p>
      <text:p text:style-name="P39">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text:list xml:id="list6967156040310638523" text:style-name="L4">
        <text:list-item>
          <text:p text:style-name="P10">Clas<text:span text:style-name="T6">s</text:span>ical status to Marathi</text:p>
          <text:p text:style-name="P12">At present Sanskrit, Tamil, Telugu, Kannada and Malayalam <text:span text:style-name="T7">ejoys the classical language status. With Union cabinet last week giving nod to include Odia in the list.</text:span></text:p>
          <text:p text:style-name="P13">According to the centre's <text:span text:style-name="T8">guidelines, the parameter required for declaring a language classical is documentary evidence to show its existence in the form of texts or historical evidence that goes back to 1500 years to 2000 years.</text:span></text:p>
          <text:p text:style-name="P14">The existence of Marathi as an independent language goes back to more that 2000 years. A stone carving discovered in Junnar taluka of Pune mentions about Maharathi language says report, which claims Maharati is same as Marathi.</text:p>
          <text:p text:style-name="P15">A classical s<text:span text:style-name="T9">t</text:span>atus for the language will pave the <text:span text:style-name="T9">way for financial assistance to set up a language study centre of excellence and two major awards for scholars. The government can then also urge the University Grants Commission to have professional chairs for scholars of eminence in the language.</text:span></text:p>
        </text:list-item>
        <text:list-item>
          <text:p text:style-name="P11">Additional benefit on Income-Tax</text:p>
          <text:p text:style-name="P16">The exemption limit for individual is raised from <text:span text:style-name="T10">Rs 2 lakh to Rs 2.5 lakh and for senior citizen from Rs 2.5 lakh to Rs 3 lakh. The move will result into direct savings of Rs 5000 for</text:span></text:p>
          <text:p text:style-name="P40"><text:span text:style-name="T10">all tax payers.</text:span></text:p>
          <text:p text:style-name="P17">In another major <text:span text:style-name="T11">announcement, Jaitley proposed to raise the deduction limit under Section 80C from Rs 1 lakh to 1.5 lakh, thereby providing an additional tax savings on Rs 50,000. Indivisuals falling in the highest tax bracket of 30 per cent will save and an additional Rs <text:s/>15,000 in taxes where as those falling in 10 and 20 per cent marginal tax rate category will save additional Rs 5000 and Rs 10,000 respectively. However to avail the benefit, investor will have to invest Rs 1.5 lakh in investment instruments that qualify for the benefits under Section 80C.</text:span></text:p>
          <text:p text:style-name="P18">Budget also offered to enhance the benefits that can be availed on the interest component of the home loan <text:span text:style-name="T12">monthly payments and increased the deduction limit from Rs 1.5 lakh to Rs 2 lakh, providing additional tax savings of Rs 50,000. While an individual falling in the highest marginal tax bracket will save an additional Rs 15,000 from it, those failing in the lowest tax bracket will save Rs 5,000.</text:span></text:p>
          <text:p text:style-name="P19">On a aggregate, the three proposals have the potential to allow savings up to Rs 35,000 per annum or up to Rs 2,916 every month.</text:p>
        </text:list-item>
        <text:list-item>
          <text:p text:style-name="P22">Tsunami alert system</text:p>
          <text:p text:style-name="P24"><text:span text:style-name="T25">Earthquakes:</text:span><text:span text:style-name="T14"> </text:span><text:span text:style-name="T13">Tsunamis are generated only by earthquakes. </text:span><text:span text:style-name="T15">Earthquakes stronger than 6.5 </text:span><text:span text:style-name="T16">Richter scale, involving </text:span><text:span text:style-name="T17">vertical movements of the tectonic plates, </text:span><text:span text:style-name="T18">can cause tsunamis. </text:span><text:span text:style-name="T19">Vertical movement lead to rise in ocean surface level, which </text:span><text:span text:style-name="T26">Bottom Pressure Recorders </text:span><text:span text:style-name="T27">(BPRs)</text:span><text:span text:style-name="T19"> detect.</text:span></text:p>
          <text:p text:style-name="P25"><text:span text:style-name="T19">B</text:span><text:span text:style-name="T13">ottom Pressure Re</text:span><text:span text:style-name="T20">corder</text:span><text:span text:style-name="T13">: </text:span><text:span text:style-name="T28">India has installed BPRs in the ocean about 3,500 metres below the surface near </text:span><text:span text:style-name="T29">the faultlines where earthquakes are generated. </text:span><text:span text:style-name="T30">The BPR record the pressure of water the above them. </text:span><text:span text:style-name="T31">The ocean surface level changes </text:span><text:span text:style-name="T32">substantially during a tsunami, thereby changing the water pressure </text:span><text:span text:style-name="T33">being measured by BPRs. </text:span><text:span text:style-name="T34">A change in the surface water level of even a centimetre is detected by the BPRs.</text:span></text:p>
          <text:p text:style-name="P26"><text:span text:style-name="T22">Data transmission: </text:span><text:span text:style-name="T34">D</text:span><text:span text:style-name="T28">ata is instantly communicated </text:span><text:span text:style-name="T35">to INCOIS tsunami warning centre in Hyderabad without manual </text:span><text:span text:style-name="T36">intervention. </text:span><text:span text:style-name="T37">Scientist</text:span><text:span text:style-name="T35"> can assemble at the centre </text:span><text:span text:style-name="T37">with 10 minutes </text:span><text:span text:style-name="T38">to </text:span><text:span text:style-name="T41">a</text:span><text:span text:style-name="T42">nalyse</text:span><text:span text:style-name="T38"> information and, if needed, </text:span><text:span text:style-name="T39">send out instructions or alerts to authorities in Indian and other 22 countries in region (</text:span><text:span text:style-name="T40">South and South-East Asia and the Middle East).</text:span></text:p>
          <text:p text:style-name="P27"><text:span text:style-name="T21">A</text:span><text:span text:style-name="T13">lerts: </text:span><text:span text:style-name="T43">It can send three levels of alerts:</text:span></text:p>
          <text:list>
            <text:list-item>
              <text:p text:style-name="P28"><text:span text:style-name="T23">W</text:span><text:span text:style-name="T13">atch: </text:span><text:span text:style-name="T28">Public need not be informed</text:span></text:p>
            </text:list-item>
            <text:list-item>
              <text:p text:style-name="P28"><text:span text:style-name="T13">Alert: </text:span><text:span text:style-name="T28">Public to be informed, but no evacuation required.</text:span></text:p>
            </text:list-item>
            <text:list-item>
              <text:p text:style-name="P28"><text:span text:style-name="T13">Warning: </text:span><text:span text:style-name="T28">Evacuation required</text:span></text:p>
            </text:list-item>
          </text:list>
        </text:list-item>
      </text:list>
      <text:p text:style-name="P33"><text:span text:style-name="T28">About two-and-a-half hou</text:span><text:span text:style-name="T44">rs respo</text:span><text:span text:style-name="T45">n</text:span><text:span text:style-name="T44">se time available on mainland, about a half hour at Andman and Nicobar islands. </text:span></text:p>
      <text:p text:style-name="P34"><text:span text:style-name="T24">G</text:span><text:span text:style-name="T13">PS technology: </text:span><text:span text:style-name="T46">GPS-Based system will record the tilt caused by vertical movements of tectonic plates. </text:span><text:span text:style-name="T47">The tilt is a much better measure of a tsunami's magnitude; GPS data can validate BPR inf</text:span><text:span text:style-name="T48">o</text:span><text:span text:style-name="T47">rmation, improve accuracy of system. 35 GPS system are being installed at the Andman and Nicobar Islands.</text:span></text:p>
      <text:list xml:id="list610872312350625938" text:style-name="L6">
        <text:list-item>
          <text:p text:style-name="P36">Mission Indradhanush</text:p>
          <text:p text:style-name="P29">Union Health Minister J P Nadda launched Mission Indradhanush <text:span text:style-name="T49">that aims to cover al l those children by 2020 who are either unvaccinated, or partially vaccinated against seven vaccine preventable diseases, including </text:span><text:span text:style-name="T51">diphtheria, whooping cough, tetanus, polio, tuberculosis, measles and hepatitis B.</text:span></text:p>
        </text:list-item>
        <text:list-item>
          <text:p text:style-name="P23">National Democratic Front of Bodoland</text:p>
          <text:list>
            <text:list-item>
              <text:p text:style-name="P30"><text:span text:style-name="Strong_20_Emphasis"><text:span text:style-name="T69">What is the NDFB(S) ?</text:span></text:span><text:span text:style-name="T67"><text:line-break/>It is a breakaway faction of the National Democratic Front of Bodoland (NDFB), which was formed in 1986 as Bodo Security Force and changed its name to NDFB in 1994. The group has suffered two splits, and two factions — NDFB(Progressive) and NDFB(R) — have held talks with the government. I K Songbijit, who was “army commander” under founder-chairman Ranjan Daimary, split from NDFB(R) in 2012 to form the  NDFB(S), taking with him a sizeable number of weapons. It has about 270 cadres, 150 of them in Myanmar.</text:span></text:p>
            </text:list-item>
            <text:list-item>
              <text:p text:style-name="P41"><text:span text:style-name="Strong_20_Emphasis"><text:span text:style-name="T68">Do all Bodos support the NDFB(S)?</text:span></text:span><text:span text:style-name="T65"><text:line-break/>While cadres of the NDFB(S) are called “Bodo militants”, a majority of Bodo people don’t support it. The All Bodo Students’ Union, the Bodo People’s Front and the Bodo People’s Progressive Front strongly oppose it. On Wednesday, 5,000 Bodos took out a rally in Kokrajhar condemning the outfit’s actions.</text:span></text:p>
            </text:list-item>
          </text:list>
        </text:list-item>
      </text:list>
      <text:p text:style-name="P35"><text:span text:style-name="T65"/></text:p>
      <text:list xml:id="list135815638201480" text:continue-numbering="true" text:style-name="L6">
        <text:list-item>
          <text:list>
            <text:list-item>
              <text:p text:style-name="P41"><text:span text:style-name="Strong_20_Emphasis"><text:span text:style-name="T71">Why have security forces failed to stop NDFB(S)?</text:span></text:span><text:span text:style-name="T65"><text:line-break/>Because rebels strike in villages inside forests close to boundaries with Arunachal Pradesh and Bhutan. By the time news of an attack reaches a police station, they are gone. Plus, there aren’t many roads to such places.</text:span></text:p>
            </text:list-item>
          </text:list>
        </text:list-item>
      </text:list>
      <text:p text:style-name="P32"/>
      <text:list xml:id="list135816137133784" text:continue-numbering="true" text:style-name="L6">
        <text:list-item>
          <text:list>
            <text:list-item>
              <text:p text:style-name="P41"><text:span text:style-name="Strong_20_Emphasis"><text:span text:style-name="T68">What is the outfit’s past record?</text:span></text:span><text:span text:style-name="T65"><text:line-break/>The NDFB(S) is one of the most brutal outfits in the Northeast. In May, they raided a Muslim migrants settlement and killed over 50 people. In August, they dragged Class IX student Priya Basumatary, whom they claimed was a police informer, from her house in Chirang district and sprayed her with bullets. On Tuesday, they killed 18 children, including a five-month-old.</text:span></text:p>
            </text:list-item>
          </text:list>
        </text:list-item>
      </text:list>
      <text:p text:style-name="P32"/>
      <text:list xml:id="list135815051864779" text:continue-numbering="true" text:style-name="L6">
        <text:list-item>
          <text:list>
            <text:list-item>
              <text:p text:style-name="P41"><text:span text:style-name="Strong_20_Emphasis"><text:span text:style-name="T68">What prompted the latest attack?</text:span></text:span><text:span text:style-name="T65"><text:line-break/>The government says it is in retaliation to killing of 25 of its cadres. On Monday, the Centre had held talks with the NDFB(P), while the Assam CM had said the government would come down heavily on militant groups indulging in violenc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4-12-26T13:58:14.768145906</dc:date>
    <meta:editing-duration>PT4H24M8S</meta:editing-duration>
    <meta:editing-cycles>256</meta:editing-cycles>
    <meta:document-statistic meta:table-count="0" meta:image-count="1" meta:object-count="0" meta:page-count="6" meta:paragraph-count="71" meta:word-count="2664" meta:character-count="16260" meta:non-whitespace-character-count="13690"/>
  </office:meta>
</office:document-meta>
</file>